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26e" officeooo:paragraph-rsid="00181c44" style:font-weight-asian="bold" style:font-weight-complex="bold"/>
    </style:style>
    <style:style style:name="P2" style:family="paragraph" style:parent-style-name="Standard">
      <style:text-properties officeooo:rsid="000b026e" officeooo:paragraph-rsid="00181c44"/>
    </style:style>
    <style:style style:name="P3" style:family="paragraph" style:parent-style-name="Standard">
      <style:text-properties officeooo:paragraph-rsid="00181c44"/>
    </style:style>
    <style:style style:name="P4" style:family="paragraph" style:parent-style-name="Standard">
      <style:text-properties fo:font-weight="bold" officeooo:paragraph-rsid="00181c44" style:font-weight-asian="bold" style:font-weight-complex="bold"/>
    </style:style>
    <style:style style:name="P5" style:family="paragraph" style:parent-style-name="Standard">
      <style:text-properties fo:font-weight="bold" officeooo:paragraph-rsid="00182a55" style:font-weight-asian="bold" style:font-weight-complex="bold"/>
    </style:style>
    <style:style style:name="P6" style:family="paragraph" style:parent-style-name="Standard">
      <style:text-properties fo:font-weight="bold" officeooo:paragraph-rsid="0019be85" style:font-weight-asian="bold" style:font-weight-complex="bold"/>
    </style:style>
    <style:style style:name="P7" style:family="paragraph" style:parent-style-name="Standard">
      <style:text-properties fo:font-weight="bold" officeooo:paragraph-rsid="001a4001" style:font-weight-asian="bold" style:font-weight-complex="bold"/>
    </style:style>
    <style:style style:name="P8" style:family="paragraph" style:parent-style-name="Standard">
      <style:text-properties fo:font-weight="bold" officeooo:paragraph-rsid="001c71d8" style:font-weight-asian="bold" style:font-weight-complex="bold"/>
    </style:style>
    <style:style style:name="P9" style:family="paragraph" style:parent-style-name="Standard">
      <style:text-properties officeooo:paragraph-rsid="00181c44"/>
    </style:style>
    <style:style style:name="T1" style:family="text">
      <style:text-properties officeooo:rsid="00160491"/>
    </style:style>
    <style:style style:name="T2" style:family="text">
      <style:text-properties fo:font-weight="normal" officeooo:rsid="00160491" style:font-weight-asian="normal" style:font-weight-complex="normal"/>
    </style:style>
    <style:style style:name="T3" style:family="text">
      <style:text-properties fo:font-weight="normal" officeooo:rsid="00182a55" style:font-weight-asian="normal" style:font-weight-complex="normal"/>
    </style:style>
    <style:style style:name="T4" style:family="text">
      <style:text-properties fo:font-weight="normal" officeooo:rsid="00183012" style:font-weight-asian="normal" style:font-weight-complex="normal"/>
    </style:style>
    <style:style style:name="T5" style:family="text">
      <style:text-properties fo:font-weight="normal" officeooo:rsid="0019be85" style:font-weight-asian="normal" style:font-weight-complex="normal"/>
    </style:style>
    <style:style style:name="T6" style:family="text">
      <style:text-properties fo:font-weight="normal" officeooo:rsid="001a4001" style:font-weight-asian="normal" style:font-weight-complex="normal"/>
    </style:style>
    <style:style style:name="T7" style:family="text">
      <style:text-properties fo:font-weight="normal" officeooo:rsid="001bce29" style:font-weight-asian="normal" style:font-weight-complex="normal"/>
    </style:style>
    <style:style style:name="T8" style:family="text">
      <style:text-properties fo:font-weight="normal" officeooo:rsid="001c71d8" style:font-weight-asian="normal" style:font-weight-complex="normal"/>
    </style:style>
    <style:style style:name="T9" style:family="text">
      <style:text-properties fo:font-weight="bold" officeooo:rsid="000bf78c" style:font-weight-asian="bold" style:font-weight-complex="bold"/>
    </style:style>
    <style:style style:name="T10" style:family="text">
      <style:text-properties fo:font-weight="bold" officeooo:rsid="000b026e" style:font-weight-asian="bold" style:font-weight-complex="bold"/>
    </style:style>
    <style:style style:name="T11" style:family="text">
      <style:text-properties fo:font-weight="bold" officeooo:rsid="000f29b3" style:font-weight-asian="bold" style:font-weight-complex="bold"/>
    </style:style>
    <style:style style:name="T12" style:family="text">
      <style:text-properties fo:font-weight="bold" officeooo:rsid="0011a388" style:font-weight-asian="bold" style:font-weight-complex="bold"/>
    </style:style>
    <style:style style:name="T13" style:family="text">
      <style:text-properties fo:font-weight="bold" officeooo:rsid="00166b90" style:font-weight-asian="bold" style:font-weight-complex="bold"/>
    </style:style>
    <style:style style:name="T14" style:family="text">
      <style:text-properties officeooo:rsid="0010dd90"/>
    </style:style>
    <style:style style:name="T15" style:family="text">
      <style:text-properties officeooo:rsid="000bf78c"/>
    </style:style>
    <style:style style:name="T16" style:family="text">
      <style:text-properties officeooo:rsid="000ded2b"/>
    </style:style>
    <style:style style:name="T17" style:family="text">
      <style:text-properties officeooo:rsid="000b026e"/>
    </style:style>
    <style:style style:name="T18" style:family="text">
      <style:text-properties officeooo:rsid="0011a388"/>
    </style:style>
    <style:style style:name="T19" style:family="text">
      <style:text-properties officeooo:rsid="000f29b3"/>
    </style:style>
    <style:style style:name="T20" style:family="text">
      <style:text-properties officeooo:rsid="00166b90"/>
    </style:style>
    <style:style style:name="T21" style:family="text">
      <style:text-properties officeooo:rsid="001368de"/>
    </style:style>
    <style:style style:name="T22" style:family="text">
      <style:text-properties officeooo:rsid="0014a057"/>
    </style:style>
    <style:style style:name="T23" style:family="text">
      <style:text-properties officeooo:rsid="00182a55"/>
    </style:style>
    <style:style style:name="T24" style:family="text">
      <style:text-properties officeooo:rsid="001a4001"/>
    </style:style>
    <style:style style:name="T25" style:family="text">
      <style:text-properties officeooo:rsid="001c71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чее</text:p>
      <text:p text:style-name="P2"/>
      <text:p text:style-name="P3"><text:span text:style-name="T9">Союз</text:span><text:span text:style-name="T14"> </text:span><text:span text:style-name="T15">أَمَّا ف</text:span><text:span text:style-name="T16">َ</text:span><text:span text:style-name="T17"> означает "что касается..., то...". Как правило, подлежащее, следующее за أَمَّا в первой части предложения, повторяется во второй ее части в виде соответствующего личного местоимения. Последнее пишется с فَ слитно. При этом союз أَمَّا</text:span><text:span text:style-name="T16"> </text:span><text:span text:style-name="T17">فَ не влечет за собой изменений падежных флексий. </text:span></text:p>
      <text:p text:style-name="P3"><text:span text:style-name="T10"/></text:p>
      <text:p text:style-name="P3"><text:span text:style-name="T10">Если</text:span><text:span text:style-name="T17"> предлог لِ присоединяе</text:span><text:span text:style-name="T16">т</text:span><text:span text:style-name="T17">ся к определенному артиклю, то </text:span><text:span text:style-name="T18">أَ</text:span><text:span text:style-name="T17"> опускается — للْمعلم. Если в слове с определенным артиклем первой коренной является ل, то опускается весь артикль — للّغة. </text:span></text:p>
      <text:p text:style-name="P3"><text:span text:style-name="T10"/></text:p>
      <text:p text:style-name="P3"><text:span text:style-name="T10">Указательное</text:span><text:span text:style-name="T17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3"><text:span text:style-name="T10"/></text:p>
      <text:p text:style-name="P3"><text:span text:style-name="T10">Оборот</text:span><text:span text:style-name="T17"> عِيَارَةٌ عَنْ означает "представляет собой". </text:span></text:p>
      <text:p text:style-name="P3"><text:span text:style-name="T10"/></text:p>
      <text:p text:style-name="P3"><text:span text:style-name="T10">В начале</text:span><text:span text:style-name="T17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3"><text:span text:style-name="T11"/></text:p>
      <text:p text:style-name="P3"><text:span text:style-name="T11">Глагол</text:span><text:span text:style-name="T19"> كَانَ, помимо полнозначного глагола (быть, находиться), также выполняет функцию глагола-связки прошедшего времени (быть, являться). Употребляясь в качестве глагола-связки прошедшего времени в именном предложении, глагол كَانَ требует постановки именной части составного сказуемого в винительном падеже неопределенного состояния.</text:span></text:p>
      <text:p text:style-name="P3"><text:span text:style-name="T12"/></text:p>
      <text:p text:style-name="P3"><text:span text:style-name="T12">Приложени</text:span><text:span text:style-name="T13">е</text:span><text:span text:style-name="T18"> (т. е. определение, выраженным существительным и согласованным с поясняемым словом в состоянии, роде, числе и падеже) — определени</text:span><text:span text:style-name="T20">е</text:span><text:span text:style-name="T18">, </text:span><text:span text:style-name="T21">обозначающ</text:span><text:span text:style-name="T20">е</text:span><text:span text:style-name="T21">е звание, профессию, род занятий, титул, прозвище и т. п. </text:span><text:span text:style-name="T22">Приложение обычно стоит перед поясняемым словом.</text:span></text:p>
      <text:p text:style-name="P4"><text:span text:style-name="T1"/></text:p>
      <text:p text:style-name="P4"><text:span text:style-name="T1">В арабском</text:span><text:span text:style-name="T2"> нет специального глагола «иметь». Принадлежность выражается либо с помощью определения в родительном падеже, либо с помощью оборотов с предлогами لِ, عِنْدَ, مَعَ: при этом, как правило, لِ выражает принадлежность, عِنْدَ — наличие вообще, مَعَ — наличие в данное время.</text:span></text:p>
      <text:p text:style-name="P5"><text:span text:style-name="T23"/></text:p>
      <text:p text:style-name="P5"><text:span text:style-name="T23">Слово</text:span><text:span text:style-name="T3"> كُلٌّ (совокупность) в сочетании с последующим именем в родительном падеже:</text:span></text:p>
      <text:p text:style-name="P6"><text:span text:style-name="T23">определенного </text:span><text:span text:style-name="T3">состояния получает значение местоимения весь, вся, все, всё и т. д. </text:span><text:span text:style-name="T4">В этих же значениях слово </text:span><text:span text:style-name="T3">كُلٌّ </text:span><text:span text:style-name="T4">может быть употреблено и в качестве приложения: тогда оно ставится после поясняемого слова со слитным местоимением, </text:span><text:span text:style-name="T5">при этом слово </text:span><text:span text:style-name="T3">كُلٌّ </text:span><text:span text:style-name="T5">согласуется с поясняемым словом в падеже, а местоимение — в роде и числе;</text:span></text:p>
      <text:p text:style-name="P7"><text:span text:style-name="T24">неопределенного</text:span><text:span text:style-name="T6"> состояния единственного числа получает значение каждый, всякий. В таких же значения слово </text:span><text:span text:style-name="T3">كُلٌّ </text:span><text:span text:style-name="T6">используется, если поясняемое </text:span><text:span text:style-name="T7">стоит </text:span><text:span text:style-name="T6">во множественном числе определенном состоянии с предлогом مِنْ.</text:span></text:p>
      <text:p text:style-name="P7"><text:soft-page-break/><text:span text:style-name="T6"/></text:p>
      <text:p text:style-name="P8"><text:span text:style-name="T25">Слово</text:span><text:span text:style-name="T8"> جَمِيعٌ (совокупность) в сочетании с последующим существительным в родительном падеже определенного состояния получает значение весь, вся, всё. Однако, практически, оно чаще употребляется с именем во множественном числе и имеет значение вс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0:44</meta:creation-date>
    <dc:date>2013-12-06T10:05:56</dc:date>
    <dc:creator>Yerzhan </dc:creator>
    <meta:editing-duration>PT29M44S</meta:editing-duration>
    <meta:editing-cycles>7</meta:editing-cycles>
    <meta:generator>LibreOffice/3.6$Linux_X86_64 LibreOffice_project/360m1$Build-2</meta:generator>
    <meta:document-statistic meta:table-count="0" meta:image-count="0" meta:object-count="0" meta:page-count="2" meta:paragraph-count="13" meta:word-count="374" meta:character-count="2661" meta:non-whitespace-character-count="2296"/>
  </office:meta>
</office:document-meta>
</file>